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style:language-asian="en" style:country-asian="IE"/>
    </style:style>
    <style:style style:name="P3" style:parent-style-name="NoSpacing" style:family="paragraph">
      <style:paragraph-properties fo:text-align="center" fo:margin-top="0.0833in"/>
      <style:text-properties fo:color="#FFFFFF" fo:font-size="14pt" style:font-size-asian="14pt" style:font-size-complex="14pt"/>
    </style:style>
    <style:style style:name="P4" style:parent-style-name="NoSpacing" style:family="paragraph">
      <style:paragraph-properties fo:text-align="center" fo:margin-top="0.0833in"/>
      <style:text-properties fo:color="#FFFFFF" fo:font-size="14pt" style:font-size-asian="14pt" style:font-size-complex="14pt"/>
    </style:style>
    <style:style style:name="P5" style:parent-style-name="NoSpacing" style:family="paragraph">
      <style:paragraph-properties fo:text-align="center" fo:margin-top="0.0833in"/>
      <style:text-properties fo:color="#FFFFFF" fo:font-size="14pt" style:font-size-asian="14pt" style:font-size-complex="14pt"/>
    </style:style>
    <style:style style:name="P6" style:parent-style-name="NoSpacing" style:family="paragraph">
      <style:paragraph-properties fo:text-align="center" fo:margin-top="0.0833in"/>
      <style:text-properties fo:color="#FFFFFF" fo:font-size="14pt" style:font-size-asian="14pt" style:font-size-complex="14pt"/>
    </style:style>
    <style:style style:name="P7" style:parent-style-name="NoSpacing" style:family="paragraph">
      <style:paragraph-properties fo:text-align="center" fo:margin-top="0.0833in"/>
      <style:text-properties fo:color="#FFFFFF"/>
    </style:style>
    <style:style style:name="P8" style:parent-style-name="NoSpacing" style:family="paragraph">
      <style:paragraph-properties fo:text-align="center"/>
      <style:text-properties style:font-name="Calibri Light" style:font-name-asian="Times New Roman" style:font-name-complex="Times New Roman" fo:text-transform="uppercase" fo:color="#5B9BD5" fo:font-size="36pt" style:font-size-asian="36pt" style:font-size-complex="36pt"/>
    </style:style>
    <style:style style:name="P9" style:parent-style-name="Heading1" style:family="paragraph">
      <style:paragraph-properties fo:break-before="page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family="graphic" style:name="a0">
      <style:graphic-properties draw:fill="solid" draw:fill-color="#5b9bd5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text:span text:style-name="T2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3">Brian Geragthy – s00077881</text:p><text:p text:style-name="P4">Fergal Gaffney – s00147036</text:p><text:p text:style-name="P5">Web Development &amp; Creative Media Y2</text:p><text:p text:style-name="P6">10/03/2015</text:p><text:p text:style-name="P7">  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8">Assignment One - Quiz</text:p></draw:text-box><svg:title/><svg:desc/></draw:frame></draw:g></text:span></text:p>
      <text:soft-page-break/>
      <text:h text:style-name="P9" text:outline-level="1">Bugs or Problems</text:h>
      <text:p text:style-name="Normal">As far as we know, there doesn’t seem to be any issue with the code</text:p>
      <text:h text:style-name="Heading1" text:outline-level="1">Could Not Get Working</text:h>
      <text:p text:style-name="Normal">In the add quiz we tried to add the question on selection change of the dropdown menu for choosing the question. After different attempts to fix this we decided to use a button to add the question.</text:p>
      <text:h text:style-name="Heading1" text:outline-level="1">Pleased With</text:h>
      <text:p text:style-name="Normal">We were pleased with:</text:p>
      <text:list text:style-name="LFO1" text:continue-numbering="true">
        <text:list-item>
          <text:p text:style-name="P10">The ability to select from a category of quizzes</text:p>
        </text:list-item>
        <text:list-item>
          <text:p text:style-name="P11">The ability to add a quiz</text:p>
        </text:list-item>
        <text:list-item>
          <text:p text:style-name="P12">The website is mobile responsive</text:p>
        </text:list-item>
        <text:list-item>
          <text:p text:style-name="P13">The use of text files to store and read data, we fell this will make it easier to integrate the database in the second part</text:p>
        </text:list-item>
        <text:list-item>
          <text:p text:style-name="P14">The use of a bar chart to visual represent the user’s score and the total averag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gal Gaffney</meta:initial-creator>
    <dc:creator>Fergal Gaffney</dc:creator>
    <meta:creation-date>2015-03-09T21:47:00Z</meta:creation-date>
    <dc:date>2015-03-09T22:02:00Z</dc:date>
    <meta:template xlink:href="Normal" xlink:type="simple"/>
    <meta:editing-cycles>1</meta:editing-cycles>
    <meta:editing-duration>PT900S</meta:editing-duration>
    <meta:document-statistic meta:page-count="2" meta:paragraph-count="1" meta:word-count="98" meta:character-count="658" meta:row-count="4" meta:non-whitespace-character-count="561"/>
  </office:meta>
</office:document-meta>
</file>